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font-weight="normal" style:font-weight-asian="normal" style:font-weight-complex="normal"/>
    </style:style>
    <style:style style:name="P2" style:family="paragraph" style:parent-style-name="Standard">
      <style:paragraph-properties fo:text-align="center" style:justify-single-word="false"/>
      <style:text-properties fo:font-weight="normal" style:font-weight-asian="normal" style:font-weight-complex="normal"/>
    </style:style>
    <style:style style:name="P3" style:family="paragraph" style:parent-style-name="Standard">
      <style:text-properties fo:font-size="14pt" fo:font-weight="normal" style:font-size-asian="14pt" style:font-weight-asian="normal" style:font-size-complex="14pt" style:font-weight-complex="normal"/>
    </style:style>
    <style:style style:name="P4" style:family="paragraph" style:parent-style-name="Standard">
      <style:paragraph-properties fo:text-align="center" style:justify-single-word="false"/>
      <style:text-properties fo:color="#004586" fo:font-size="18pt" fo:font-style="italic" style:text-underline-style="solid" style:text-underline-width="auto" style:text-underline-color="font-color" fo:font-weight="bold" style:font-size-asian="18pt" style:font-style-asian="italic" style:font-weight-asian="bold" style:font-size-complex="18pt" style:font-style-complex="italic" style:font-weight-complex="bold"/>
    </style:style>
    <style:style style:name="P5" style:family="paragraph" style:parent-style-name="Standard">
      <style:text-properties officeooo:rsid="0013e35d" officeooo:paragraph-rsid="0013e35d"/>
    </style:style>
    <style:style style:name="P6" style:family="paragraph" style:parent-style-name="Standard">
      <style:paragraph-properties fo:text-align="justify" style:justify-single-word="false"/>
      <style:text-properties officeooo:rsid="0013e35d" officeooo:paragraph-rsid="0013e35d"/>
    </style:style>
    <style:style style:name="P7" style:family="paragraph" style:parent-style-name="Standard">
      <style:paragraph-properties fo:text-align="justify" style:justify-single-word="false"/>
      <style:text-properties officeooo:rsid="00151aca" officeooo:paragraph-rsid="00151aca"/>
    </style:style>
    <style:style style:name="P8" style:family="paragraph" style:parent-style-name="Standard">
      <style:paragraph-properties fo:text-align="justify" style:justify-single-word="false"/>
      <style:text-properties officeooo:rsid="001669e1" officeooo:paragraph-rsid="001669e1"/>
    </style:style>
    <style:style style:name="P9" style:family="paragraph" style:parent-style-name="Standard">
      <style:paragraph-properties fo:text-align="justify" style:justify-single-word="false"/>
      <style:text-properties officeooo:rsid="0016084d" officeooo:paragraph-rsid="0016084d"/>
    </style:style>
    <style:style style:name="P10" style:family="paragraph" style:parent-style-name="Standard">
      <style:paragraph-properties fo:text-align="justify" style:justify-single-word="false"/>
      <style:text-properties officeooo:rsid="001706f6" officeooo:paragraph-rsid="001706f6"/>
    </style:style>
    <style:style style:name="P11" style:family="paragraph" style:parent-style-name="Standard">
      <style:paragraph-properties fo:text-align="justify" style:justify-single-word="false"/>
      <style:text-properties officeooo:rsid="0018ca0f" officeooo:paragraph-rsid="0018ca0f"/>
    </style:style>
    <style:style style:name="P12" style:family="paragraph" style:parent-style-name="Standard">
      <style:paragraph-properties fo:text-align="justify" style:justify-single-word="false"/>
      <style:text-properties officeooo:paragraph-rsid="001a5b9c"/>
    </style:style>
    <style:style style:name="P13" style:family="paragraph" style:parent-style-name="Standard">
      <style:paragraph-properties fo:text-align="justify" style:justify-single-word="false"/>
      <style:text-properties officeooo:rsid="001e1ef8" officeooo:paragraph-rsid="001e1ef8"/>
    </style:style>
    <style:style style:name="P14" style:family="paragraph" style:parent-style-name="Standard">
      <style:paragraph-properties fo:text-align="justify" style:justify-single-word="false"/>
      <style:text-properties officeooo:rsid="001e9136" officeooo:paragraph-rsid="001e9136"/>
    </style:style>
    <style:style style:name="P15" style:family="paragraph" style:parent-style-name="Text_20_body">
      <style:paragraph-properties fo:text-align="justify" style:justify-single-word="false"/>
      <style:text-properties officeooo:paragraph-rsid="001b0bbc"/>
    </style:style>
    <style:style style:name="P16" style:family="paragraph" style:parent-style-name="Text_20_body">
      <style:paragraph-properties fo:text-align="justify" style:justify-single-word="false"/>
      <style:text-properties officeooo:paragraph-rsid="001e9e19"/>
    </style:style>
    <style:style style:name="P17" style:family="paragraph" style:parent-style-name="Text_20_body">
      <style:paragraph-properties fo:text-align="justify" style:justify-single-word="false"/>
      <style:text-properties officeooo:rsid="001cb98a" officeooo:paragraph-rsid="001cb98a"/>
    </style:style>
    <style:style style:name="P18" style:family="paragraph" style:parent-style-name="Text_20_body">
      <style:paragraph-properties fo:text-align="justify" style:justify-single-word="false"/>
      <style:text-properties officeooo:rsid="001e9e19" officeooo:paragraph-rsid="001e9e19"/>
    </style:style>
    <style:style style:name="P19" style:family="paragraph" style:parent-style-name="Text_20_body">
      <style:paragraph-properties fo:text-align="justify" style:justify-single-word="false"/>
      <style:text-properties officeooo:rsid="0020017d" officeooo:paragraph-rsid="0020017d"/>
    </style:style>
    <style:style style:name="P20" style:family="paragraph" style:parent-style-name="Standard">
      <style:paragraph-properties fo:text-align="justify" style:justify-single-word="false"/>
      <style:text-properties officeooo:rsid="0013e35d" officeooo:paragraph-rsid="0013e35d"/>
    </style:style>
    <style:style style:name="P21" style:family="paragraph" style:parent-style-name="Standard">
      <style:paragraph-properties fo:text-align="center" style:justify-single-word="false"/>
      <style:text-properties fo:font-weight="normal" style:font-weight-asian="normal" style:font-weight-complex="normal"/>
    </style:style>
    <style:style style:name="P22" style:family="paragraph" style:parent-style-name="Text_20_body">
      <style:paragraph-properties fo:text-align="justify" style:justify-single-word="false"/>
      <style:text-properties officeooo:rsid="0013e35d" officeooo:paragraph-rsid="001e9e19"/>
    </style:style>
    <style:style style:name="P23" style:family="paragraph" style:parent-style-name="Heading_20_2">
      <style:text-properties officeooo:paragraph-rsid="00155fdc"/>
    </style:style>
    <style:style style:name="P24" style:family="paragraph" style:parent-style-name="Heading_20_2">
      <style:paragraph-properties fo:text-align="start" style:justify-single-word="false"/>
      <style:text-properties officeooo:rsid="001b0bbc" officeooo:paragraph-rsid="002159a9"/>
    </style:style>
    <style:style style:name="P25" style:family="paragraph" style:parent-style-name="Heading_20_2">
      <style:paragraph-properties fo:text-align="start" style:justify-single-word="false"/>
      <style:text-properties officeooo:rsid="001e9136" officeooo:paragraph-rsid="0022af70"/>
    </style:style>
    <style:style style:name="P26" style:family="paragraph" style:parent-style-name="Heading_20_2">
      <style:paragraph-properties fo:text-align="start" style:justify-single-word="false"/>
    </style:style>
    <style:style style:name="P27" style:family="paragraph" style:parent-style-name="Heading_20_2">
      <style:paragraph-properties fo:text-align="start" style:justify-single-word="false"/>
      <style:text-properties officeooo:paragraph-rsid="00155fdc"/>
    </style:style>
    <style:style style:name="T1" style:family="text">
      <style:text-properties officeooo:rsid="0013e35d"/>
    </style:style>
    <style:style style:name="T2" style:family="text">
      <style:text-properties fo:font-weight="bold" style:font-weight-asian="bold" style:font-weight-complex="bold"/>
    </style:style>
    <style:style style:name="T3" style:family="text">
      <style:text-properties fo:font-weight="bold" officeooo:rsid="00155fdc" style:font-weight-asian="bold" style:font-weight-complex="bold"/>
    </style:style>
    <style:style style:name="T4" style:family="text">
      <style:text-properties officeooo:rsid="00155fdc"/>
    </style:style>
    <style:style style:name="T5" style:family="text">
      <style:text-properties officeooo:rsid="001706f6"/>
    </style:style>
    <style:style style:name="T6" style:family="text">
      <style:text-properties officeooo:rsid="0018ca0f"/>
    </style:style>
    <style:style style:name="T7" style:family="text">
      <style:text-properties officeooo:rsid="001a5b9c"/>
    </style:style>
    <style:style style:name="T8" style:family="text">
      <style:text-properties officeooo:rsid="001e9136"/>
    </style:style>
    <style:style style:name="T9" style:family="text">
      <style:text-properties officeooo:rsid="001e9e19"/>
    </style:style>
    <style:style style:name="T10" style:family="text">
      <style:text-properties officeooo:rsid="0020017d"/>
    </style:style>
    <style:style style:name="T11" style:family="text">
      <style:text-properties officeooo:rsid="00215543"/>
    </style:style>
    <style:style style:name="T12" style:family="text">
      <style:text-properties officeooo:rsid="002159a9"/>
    </style:style>
    <style:style style:name="T13" style:family="text">
      <style:text-properties officeooo:rsid="00252005"/>
    </style:style>
    <style:style style:name="T14" style:family="text">
      <style:text-properties officeooo:rsid="0025b366"/>
    </style:style>
    <style:style style:name="T15" style:family="text">
      <style:text-properties officeooo:rsid="00290eb9"/>
    </style:style>
    <style:style style:name="T16" style:family="text">
      <style:text-properties officeooo:rsid="00294d0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imitri Charneux</text:p>
      <text:p text:style-name="P3">Rémi Kroll</text:p>
      <text:p text:style-name="P1"/>
      <text:p text:style-name="P1"/>
      <text:p text:style-name="P1"/>
      <text:p text:style-name="P4">Rendu tp: <text:span text:style-name="T1">Segmentation automatique par analyse d'histogramme</text:span></text:p>
      <text:p text:style-name="P4"/>
      <text:p text:style-name="P2"/>
      <text:p text:style-name="P2"/>
      <text:h text:style-name="Heading_20_2" text:outline-level="2"><text:tab/><text:span text:style-name="T16">Introduction</text:span></text:h>
      <text:p text:style-name="Standard"><text:tab/>Durant ce TP, <text:span text:style-name="T12">nous allons voir comment concevoir des macros R permettant de réaliser un seuillage automatique des niveaux de gris d'une image par règle de Bayes.</text:span></text:p>
      <text:p text:style-name="P5"/>
      <text:h text:style-name="P26" text:outline-level="2"><text:tab/><text:span text:style-name="T2">Q1. Seuillage fixe</text:span></text:h>
      <text:p text:style-name="P5"><text:tab/><text:tab/></text:p>
      <text:p text:style-name="Text_20_body"><text:tab/>L'argument seuil correspond au seuil de binarisation de l'image. Cet argument permet de transformer une image en niveau<text:span text:style-name="T13">x</text:span> de gris, en <text:span text:style-name="T13">une</text:span> image en noir et blanc. Ce seuil fonctionne de la manière suivante : les pixels dont le niveau de gris est supérieur au seuil sont mis à 1 et ceux inférieur à 0. Si le seuil est à 0, nous obtiendrons une image toute blanche. Par contre, si il est à 1, l'image obtenu sera noire. </text:p>
      <text:p text:style-name="Text_20_body">Mettre les 3 images 0,5, <text:s text:c="2"/>0,55, <text:s text:c="2"/>0,60 de seuil.</text:p>
      <text:p text:style-name="Text_20_body"><text:tab/>Pour l'image proposée, nous n'arrivons pas à obtenir une binarisa<text:span text:style-name="T14">t</text:span>ion parfaite. Pour le premier seuil, celui de 0,5, nous obtenons trop de points blancs dans le carré noir. Pour le <text:span text:style-name="T14">troisième</text:span>, nous obtenons un constat opposé, il y a beaucoup trop de points noirs dans le carré blanc. Enfin, pour la seconde image, nous obtenons une meilleur binarisation mais elle n'est toujours pas parfaite car il reste du bruit dans l'image : des points blancs et des points noirs dans les carrés <text:s/>noir et blanc. Cela s'explique par le fait qu'il existe des points de niveaux de gris équivalent dans les deux parties de l'image. <text:s/></text:p>
      <text:p text:style-name="P6"/>
      <text:p text:style-name="P6"/>
      <text:h text:style-name="P23" text:outline-level="2"><text:tab/><text:span text:style-name="T4">Q2. Seuillage automatique (Bayes) – Probabilité a priori des classes</text:span></text:h>
      <text:p text:style-name="P6"/>
      <text:p text:style-name="code">nbins &lt;- 256</text:p>
      <text:p text:style-name="code">h1 &lt;- hist (as.vector (omega1), freq=FALSE, breaks = seq (0, 1, 1 / nbins))</text:p>
      <text:p text:style-name="code">p_omega1= sum(h1$counts[0:255])/ sum(h$counts[0:255])</text:p>
      <text:p text:style-name="code"/>
      <text:p text:style-name="code">h2 &lt;- hist (as.vector (omega2), freq=FALSE, breaks = seq (0, 1, 1 / nbins))</text:p>
      <text:p text:style-name="code">p_omega2= sum(h2$counts[0:255])/ sum(h$counts[0:255])</text:p>
      <text:p text:style-name="P6"/>
      <text:p text:style-name="P8"><text:tab/>Avec le code ci-dessus, nous obtenons une probabilité P(omega1) = 0.57 et P(omega2) = 0.43. <text:span text:style-name="T14">Ce code calcule l'histogramme des deux images puis, pour calculer la probabilité de la classe h1 (respectivement h2), il divise le nombre de pixels de h1 (respectivement h2) <text:s/>par le nombre de </text:span><text:soft-page-break/><text:span text:style-name="T14">pixels de h. Cette probabilité nous indique le pourcentage de chance, pour un pixel de h, d'être dans l'image h1 (respectivement h2).</text:span></text:p>
      <text:p text:style-name="P6"/>
      <text:p text:style-name="P7">Illuster la reponse <text:span text:style-name="T15">avec les screens des deux images omega 1 et 2</text:span></text:p>
      <text:p text:style-name="P7"/>
      <text:p text:style-name="P7"/>
      <text:h text:style-name="P27" text:outline-level="2"><text:tab/><text:span text:style-name="T2">Q</text:span><text:span text:style-name="T3">3</text:span><text:span text:style-name="T2">. Seuillage automatique (Bayes) – Probabilité conditionnelle</text:span></text:h>
      <text:p text:style-name="P6"><text:tab/></text:p>
      <text:p text:style-name="code">pi141 = h$counts[142]/sum(h$counts[0:255])</text:p>
      <text:p text:style-name="code">pomega1141 = h1$counts[142]/sum(h$counts[0:255])</text:p>
      <text:p text:style-name="code">pomega2141 = h2$counts[142]/sum(h$counts[0:255])</text:p>
      <text:p text:style-name="P6"/>
      <text:p text:style-name="P11">Nombres de pixels caractérisés par le niveau de gris 141 <text:span text:style-name="T7">dans l'image</text:span> : </text:p>
      <text:p text:style-name="P12"><text:span text:style-name="T6">I = </text:span><text:bookmark text:name="rstudio_console_output2"/>h$counts[142]<text:span text:style-name="T6"> = 118</text:span></text:p>
      <text:p text:style-name="P12"><text:span text:style-name="T6">omega1</text:span> = <text:bookmark text:name="rstudio_console_output"/>h1$counts[142] = 51</text:p>
      <text:p text:style-name="P12">omega2 = <text:bookmark text:name="rstudio_console_output1"/>h2$counts[142] =<text:span text:style-name="T6"> 67</text:span></text:p>
      <text:p text:style-name="P6"/>
      <text:p text:style-name="P6"/>
      <text:p text:style-name="P11">Probabilité pour un pixel caractérisé par le niveau de gris 141 d'être dans une image   : </text:p>
      <text:p text:style-name="P11"/>
      <text:p text:style-name="P9"><text:span text:style-name="T5">P(141/I) = </text:span>0,0118</text:p>
      <text:p text:style-name="P10">P(141/omega1) = 0.0051</text:p>
      <text:p text:style-name="P10">P(141/omega2) = 0.0067</text:p>
      <text:p text:style-name="P10"/>
      <text:h text:style-name="P24" text:outline-level="2"><text:tab/>Q4. Seuillage automatique (Bayes) – probabilité d'erreur</text:h>
      <text:p text:style-name="P15"/>
      <text:p text:style-name="P17"><text:tab/>Pour trouver la valeur seuil de binarisation optimale ainsi que le taux d'erreur de classification, nous utilisons le code ci-dessous : </text:p>
      <text:p text:style-name="code"># <text:s/>pour le seuil X calcul de l'erreur d'assignation</text:p>
      <text:p text:style-name="code">somme1 = 0:255</text:p>
      <text:p text:style-name="code">somme2 = 0:255</text:p>
      <text:p text:style-name="code">erreur = 0:255</text:p>
      <text:p text:style-name="code"># recherche du minimum</text:p>
      <text:p text:style-name="code">minimum_erreur = 1;</text:p>
      <text:p text:style-name="code">seuil_minimum_erreur = 0;</text:p>
      <text:p text:style-name="code"/>
      <text:p text:style-name="code">for (X in 1:255) </text:p>
      <text:p text:style-name="code"><text:s text:c="2"/>{</text:p>
      <text:p text:style-name="code"># (\sum_{\mathbf{X} \in \hat{\omega_2}} P(\mathbf{X} / \omega_1). P(\omega_1) <text:s/></text:p>
      <text:p text:style-name="code"><text:s text:c="2"/>somme1[X+1]=sum(h1$density[(X+1):256])/sum(h1$density[1:256])</text:p>
      <text:p text:style-name="code"><text:s text:c="2"/>somme1[X+1]=somme1[X+1]*p_omega1</text:p>
      <text:p text:style-name="code">#\sum_{\mathbf{X} \in \hat{\omega_1}} P(\mathbf{X} <text:s/>/ \omega_2). P(\omega_2) <text:s/></text:p>
      <text:p text:style-name="code"><text:s text:c="2"/>somme2[X+1]=sum(h2$density[1:(X+1)])/sum(h2$density[1:256])</text:p>
      <text:p text:style-name="code"><text:s text:c="2"/>somme2[X+1]=somme2[X+1]*p_omega2</text:p>
      <text:p text:style-name="code"/>
      <text:p text:style-name="code"><text:s text:c="2"/>erreur[X+1] = somme1[X+1] + somme2[X+1]</text:p>
      <text:p text:style-name="code"># seuil corrrespondant à l'erreur minimale</text:p>
      <text:p text:style-name="code"><text:s text:c="2"/>if (erreur[X+1] &lt; minimum_erreur ) seuil_minimum_erreur = X</text:p>
      <text:p text:style-name="code"><text:s text:c="2"/>if (erreur[X+1] &lt; minimum_erreur ) minimum_erreur = erreur[X+1]</text:p>
      <text:p text:style-name="code"><text:s text:c="2"/>}</text:p>
      <text:p text:style-name="code"/>
      <text:p text:style-name="code">seuil = seuil_minimum_erreur/255 </text:p>
      <text:p text:style-name="code">binaire_Bayes &lt;- (image - seuil) &gt;= 0</text:p>
      <text:p text:style-name="code"><text:soft-page-break/>display (binaire_Bayes, "image binaire Bayes")</text:p>
      <text:p text:style-name="P10"/>
      <text:p text:style-name="P13">Grâce à ce code, nous obtenons un seuil de binarisation de <text:span text:style-name="T8">139</text:span>, ainsi qu'un taux d'erreur de 0.0481. <text:span text:style-name="T8">Nous obtenons ainsi l'image suivante : </text:span></text:p>
      <text:p text:style-name="P13"/>
      <text:p text:style-name="P14">image Q4</text:p>
      <text:p text:style-name="P14"/>
      <text:h text:style-name="P25" text:outline-level="2"><text:tab/>Q5. Extraction de la rég<text:span text:style-name="T9">i</text:span>on représentant le 0 par seuillage automatique (Bayes)</text:h>
      <text:p text:style-name="P16"><text:tab/><text:span text:style-name="T9">Afin de réaliser l' extraction de la région représentant le 0 par seuillage automatique. Nous devons modifier le code en remplaçant le nom des images par celui des images représentant le '0'.</text:span></text:p>
      <text:p text:style-name="P16"><text:tab/><text:span text:style-name="T9">Nous obtenons ainsi un seuil de binarisation de 142 et l'image binarisée suivante : </text:span></text:p>
      <text:p text:style-name="P18">image Q5 <text:span text:style-name="T10">chiffre 0</text:span></text:p>
      <text:p text:style-name="P18"><text:tab/><text:span text:style-name="T11">Dans cette image, on voit clairement le '0' en blanc et le fond en noir, la binarisation est donc convaincante. Cependant, nous constatons encore quelques pixels blanc de bruit sur le fond.</text:span></text:p>
      <text:p text:style-name="P16"><text:tab/><text:span text:style-name="T10">Maintenant, si nous binarison l'image 'rdf-chiffre-1-8bits.png' avec le seuil trouver pour le chiffre zéro, nous obtenons l'image suivantes :</text:span></text:p>
      <text:p text:style-name="P19">imageQ5chiffre1</text:p>
      <text:p text:style-name="P19"><text:tab/><text:span text:style-name="T11">Le résultat de cette binarisation est excellent, il y a très peu de bruit et le chiffre '1' est vraiment reconnaissable.</text:span></text:p>
      <text:p text:style-name="P22"/>
      <text:h text:style-name="Heading_20_2" text:outline-level="2"><text:tab/><text:span text:style-name="T16">Conclusion</text:span></text:h>
      <text:p text:style-name="Text_20_body"><text:tab/><text:span text:style-name="T16">Ce TP nous a permis de comprendre comment binariser une image en utilisant le seuillage automatique des niveaux de gris par la règle de Bayes. Cette méthode, très efficace, nous donne le seuil de binarisation optimal pour l'image donné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Courier New" svg:font-family="'Courier New'"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background-color="transparent">
        <style:background-image/>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4pt" fo:font-weight="bold" style:font-size-asian="115%" style:font-weight-asian="bold" style:font-size-complex="115%" style:font-weight-complex="600"/>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Preformatted_20_Text" style:display-name="Preformatted Text" style:family="paragraph" style:parent-style-name="Standard" style:class="html">
      <style:paragraph-properties fo:margin-top="0cm" fo:margin-bottom="0cm" style:contextual-spacing="false" fo:background-color="#c0c0c0" fo:padding="0.049cm" fo:border="0.06pt solid #000000" style:shadow="none">
        <style:background-image/>
      </style:paragraph-properties>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Illustration"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de" style:family="paragraph" style:parent-style-name="Frame_20_contents" style:master-page-name="">
      <style:paragraph-properties style:page-number="auto" fo:background-color="#cccccc" fo:padding="0.049cm" fo:border="0.06pt solid #000000" style:shadow="none">
        <style:background-image/>
      </style:paragraph-properties>
      <style:text-properties style:font-name="Courier New" fo:font-family="'Courier New'" style:font-style-name="Normal" style:font-family-generic="modern" style:font-pitch="fixed" fo:font-size="10pt" style:font-size-asian="10.5pt"/>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color="#808080"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80%" fo:font-weight="bold" style:font-size-asian="80%" style:font-weight-asian="bold" style:font-size-complex="80%"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75%" fo:font-weight="bold" style:font-size-asian="75%" style:font-weight-asian="bold" style:font-size-complex="75%" style:font-weight-complex="bold"/>
    </style:style>
    <style:style style:name="Graphics" style:family="graphic">
      <style:graphic-properties text:anchor-type="paragraph" svg:x="0cm" svg:y="0cm" style:wrap="non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6-01-19T10:47:24.878591447</meta:creation-date>
    <dc:date>2016-02-21T15:53:57.690152690</dc:date>
    <meta:editing-duration>PT12H50M38S</meta:editing-duration>
    <meta:editing-cycles>86</meta:editing-cycles>
    <meta:generator>LibreOffice/4.2.8.2$Linux_x86 LibreOffice_project/420m0$Build-2</meta:generator>
    <dc:creator>dimitri </dc:creator>
    <meta:document-statistic meta:table-count="0" meta:image-count="0" meta:object-count="0" meta:page-count="3" meta:paragraph-count="68" meta:word-count="753" meta:character-count="4978" meta:non-whitespace-character-count="4225"/>
  </office:meta>
</office:document-meta>
</file>